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" fo:font-size="24pt" fo:font-weight="bold" officeooo:rsid="003b2729" officeooo:paragraph-rsid="003b2729" style:font-size-asian="24pt" style:font-weight-asian="bold" style:font-size-complex="24pt" style:font-weight-complex="bold"/>
    </style:style>
    <style:style style:name="P8" style:family="paragraph" style:parent-style-name="Standard">
      <style:text-properties officeooo:paragraph-rsid="0040af91"/>
    </style:style>
    <style:style style:name="P9" style:family="paragraph" style:parent-style-name="Standard">
      <style:text-properties officeooo:paragraph-rsid="00187667"/>
    </style:style>
    <style:style style:name="P10" style:family="paragraph" style:parent-style-name="Text_20_body">
      <style:paragraph-properties fo:text-align="center" style:justify-single-word="false"/>
      <style:text-properties officeooo:rsid="00205739" officeooo:paragraph-rsid="00261bb4"/>
    </style:style>
    <style:style style:name="P11" style:family="paragraph" style:parent-style-name="Text_20_body">
      <style:text-properties officeooo:rsid="003ccdb3" officeooo:paragraph-rsid="003ccdb3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officeooo:paragraph-rsid="0040af91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officeooo:paragraph-rsid="0040af91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4cc6ae"/>
    </style:style>
    <style:style style:name="P1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officeooo:paragraph-rsid="0040af91" style:font-size-asian="10pt" style:font-size-complex="10pt"/>
    </style:style>
    <style:style style:name="P16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officeooo:rsid="00451e8d" style:font-size-asian="12pt" style:font-size-complex="12pt"/>
    </style:style>
    <style:style style:name="P17" style:family="paragraph" style:parent-style-name="Titulo">
      <style:text-properties fo:font-weight="bold" style:font-weight-asian="bold" style:font-weight-complex="bold"/>
    </style:style>
    <style:style style:name="P18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19" style:family="paragraph" style:parent-style-name="Heading_20_1" style:list-style-name="L1">
      <style:paragraph-properties fo:margin-left="0cm" fo:margin-right="0cm" fo:margin-top="0.101cm" fo:margin-bottom="0.499cm" loext:contextual-spacing="false" fo:text-indent="0cm" style:auto-text-indent="false"/>
      <style:text-properties fo:font-weight="bold" officeooo:rsid="003ccdb3" officeooo:paragraph-rsid="005567fe" style:font-weight-asian="bold" style:font-weight-complex="bold"/>
    </style:style>
    <style:style style:name="P20" style:family="paragraph" style:parent-style-name="Text_20_body">
      <style:text-properties fo:color="#336633" fo:font-size="14pt" officeooo:paragraph-rsid="0040af91" style:font-size-asian="14pt" style:font-size-complex="14pt"/>
    </style:style>
    <style:style style:name="P21" style:family="paragraph" style:parent-style-name="Text_20_body" style:list-style-name="L1">
      <style:paragraph-properties fo:margin-left="0cm" fo:margin-right="0cm" fo:margin-top="0.101cm" fo:margin-bottom="0.499cm" loext:contextual-spacing="false" fo:text-align="start" style:justify-single-word="false" fo:text-indent="0cm" style:auto-text-indent="false"/>
      <style:text-properties style:text-underline-style="none" fo:font-weight="normal" officeooo:paragraph-rsid="004a02c5" style:font-weight-asian="normal" style:font-weight-complex="normal"/>
    </style:style>
    <style:style style:name="P22" style:family="paragraph" style:parent-style-name="Text_20_body" style:list-style-name="L1">
      <style:paragraph-properties fo:margin-top="0.101cm" fo:margin-bottom="0.499cm" loext:contextual-spacing="false"/>
      <style:text-properties officeooo:rsid="003ccdb3" officeooo:paragraph-rsid="004a02c5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40af91"/>
    </style:style>
    <style:style style:name="T4" style:family="text">
      <style:text-properties fo:color="#999966" officeooo:rsid="003b2729"/>
    </style:style>
    <style:style style:name="T5" style:family="text">
      <style:text-properties fo:text-transform="uppercase" fo:color="#999966" style:font-name="Tahoma" fo:font-size="9pt" fo:font-weight="normal" officeooo:rsid="0040af91"/>
    </style:style>
    <style:style style:name="T6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7" style:family="text">
      <style:text-properties fo:text-transform="uppercase" fo:color="#336633" style:font-name="Calibri" fo:font-size="24pt" fo:font-weight="bold" officeooo:rsid="003b2729" style:font-size-asian="24pt" style:font-weight-asian="bold" style:font-size-complex="24pt" style:font-weight-complex="bold"/>
    </style:style>
    <style:style style:name="T8" style:family="text">
      <style:text-properties fo:text-transform="uppercase" fo:color="#336633" style:font-name="Calibri" fo:font-size="24pt" fo:font-weight="bold" officeooo:rsid="00455e75" style:font-size-asian="24pt" style:font-weight-asian="bold" style:font-size-complex="24pt" style:font-weight-complex="bold"/>
    </style:style>
    <style:style style:name="T9" style:family="text">
      <style:text-properties fo:text-transform="uppercase" fo:color="#336633" style:font-name="Calibri" fo:font-size="24pt" fo:font-weight="normal" officeooo:rsid="00187667" style:font-size-asian="24pt" style:font-weight-asian="normal" style:font-size-complex="24pt" style:font-weight-complex="normal"/>
    </style:style>
    <style:style style:name="T10" style:family="text">
      <style:text-properties fo:text-transform="uppercase" fo:color="#336633" style:font-name="Calibri" fo:font-size="24pt" fo:font-weight="normal" officeooo:rsid="00479679" style:font-size-asian="24pt" style:font-weight-asian="normal" style:font-size-complex="24pt" style:font-weight-complex="normal"/>
    </style:style>
    <style:style style:name="T11" style:family="text">
      <style:text-properties fo:text-transform="uppercase" fo:color="#336633" style:font-name="Calibri" fo:font-size="24pt" fo:font-weight="normal" officeooo:rsid="0050f0dc" style:font-size-asian="24pt" style:font-weight-asian="normal" style:font-size-complex="24pt" style:font-weight-complex="normal"/>
    </style:style>
    <style:style style:name="T12" style:family="text">
      <style:text-properties fo:text-transform="uppercase" fo:color="#669966" style:font-name="Calibri1" fo:font-size="14pt" officeooo:rsid="0019d92d" style:font-name-asian="Arial Unicode MS" style:font-size-asian="16.1000003814697pt" style:font-name-complex="Arial Unicode MS" style:font-size-complex="16.1000003814697pt"/>
    </style:style>
    <style:style style:name="T13" style:family="text">
      <style:text-properties fo:text-transform="uppercase" fo:color="#669966" style:font-name="Calibri1" fo:font-size="14pt" officeooo:rsid="004947b5" style:font-name-asian="Arial Unicode MS" style:font-size-asian="16.1000003814697pt" style:font-name-complex="Arial Unicode MS" style:font-size-complex="16.1000003814697pt"/>
    </style:style>
    <style:style style:name="T14" style:family="text">
      <style:text-properties style:font-name="Apple SD Gothic Neo" fo:font-size="9pt" style:font-size-asian="9pt" style:font-size-complex="9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4d69d4" style:text-blinking="false" fo:background-color="transparent" loext:char-shading-value="0" style:font-size-asian="12pt" style:font-size-complex="12pt"/>
    </style:style>
    <style:style style:name="T19" style:family="text">
      <style:text-properties officeooo:rsid="003b2729"/>
    </style:style>
    <style:style style:name="T20" style:family="text">
      <style:text-properties officeooo:rsid="0040af91"/>
    </style:style>
    <style:style style:name="T21" style:family="text">
      <style:text-properties officeooo:rsid="000e633a"/>
    </style:style>
    <style:style style:name="T22" style:family="text">
      <style:text-properties officeooo:rsid="000c4f42"/>
    </style:style>
    <style:style style:name="T23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officeooo:rsid="0053f5d8"/>
    </style:style>
    <style:style style:name="T26" style:family="text">
      <style:text-properties officeooo:rsid="004947b5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7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5.917cm" svg:width="17.009cm" draw:z-index="1">
        <draw:text-box fo:min-height="2.224cm">
          <text:p text:style-name="P4"/>
          <text:p text:style-name="P5">PROGRAMACIÓN</text:p>
          <text:p text:style-name="P4">CFGS DAW</text:p>
        </draw:text-box>
      </draw:frame>
      <text:p text:style-name="P18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Standard"/>
      <text:p text:style-name="Standard"/>
      <text:p text:style-name="Standard"><text:span text:style-name="T8">UNIDAD </text:span><text:span text:style-name="T7">6</text:span><text:span text:style-name="T6">.</text:span></text:p>
      <text:p text:style-name="P7">arrays</text:p>
      <text:p text:style-name="P9"><text:span text:style-name="T9">ejercicios </text:span><text:span text:style-name="T10">(C) M</text:span><text:span text:style-name="T11">ATRICES</text:span></text:p>
      <text:p text:style-name="Standard"/>
      <text:p text:style-name="Standard"/>
      <text:p text:style-name="Standard"/>
      <text:p text:style-name="Standard"/>
      <text:p text:style-name="Standard"/>
      <text:p text:style-name="P12">Autor<text:span text:style-name="T21">es:</text:span></text:p>
      <text:p text:style-name="P14"><text:span text:style-name="T16">Lionel <text:s/>Taraz</text:span><text:span text:style-name="T18">ó</text:span><text:span text:style-name="T16">n</text:span><text:span text:style-name="T17"> – </text:span><text:a xlink:type="simple" xlink:href="mailto:lionel.tarazon@ceedcv.es" text:style-name="Internet_20_link" text:visited-style-name="Visited_20_Internet_20_Link">lionel.tarazon@ceedcv.es</text:a></text:p>
      <text:p text:style-name="P12">F<text:span text:style-name="T22">co.</text:span> Javier Valero – <text:a xlink:type="simple" xlink:href="mailto:franciscojavier.valero@ceedcv.es" text:style-name="Internet_20_link" text:visited-style-name="Visited_20_Internet_20_Link"><text:span text:style-name="T23">franciscojavier.valero@ceedcv.es</text:span></text:a></text:p>
      <text:p text:style-name="P13"/>
      <text:p text:style-name="P16">2019/2020</text:p>
      <text:p text:style-name="P3"/>
      <text:p text:style-name="Standard"/>
      <text:p text:style-name="Standard"/>
      <text:p text:style-name="P2"><text:s/></text:p>
      <text:p text:style-name="Text_20_body"/>
      <text:p text:style-name="Standard"/>
      <text:p text:style-name="Standard"><text:soft-page-break/></text:p>
      <text:p text:style-name="P17">UD0<text:span text:style-name="T20">6</text:span>. <text:span text:style-name="T19">arrays</text:span></text:p>
      <text:list xml:id="list151261402" text:style-name="L1">
        <text:list-header>
          <text:p text:style-name="P21"/>
          <text:h text:style-name="P19" text:outline-level="1"><text:span text:style-name="T12">N</text:span><text:span text:style-name="T13">IVEL</text:span><text:span text:style-name="T26"> MAESTRO JEDI</text:span></text:h>
        </text:list-header>
        <text:list-item>
          <text:p text:style-name="P22">Crea un programa que cree una matriz de tamaño 5x5 que almacene los números del 1 al 25 y luego muestre la matriz por pantalla.</text:p>
        </text:list-item>
        <text:list-item>
          <text:p text:style-name="P22">Crea un programa que cree una matriz de 10x10 e introduzca los valores de las tablas de multiplicar del 1 al 10 (cada tabla en una fila). Luego mostrará la matriz por pantalla.</text:p>
        </text:list-item>
        <text:list-item>
          <text:p text:style-name="P22">Crea un programa que cree una matriz de tamaño NxM (tamaño introducido por teclado) e introduzca en ella NxM valores (también introducidos por teclado). Luego deberá recorrer la matriz y <text:span text:style-name="T25">al final </text:span>mostrar por pantalla cuántos valores son mayores que cero, cuántos son menores que cero y cuántos son <text:span text:style-name="T25">igual a </text:span>cero.</text:p>
        </text:list-item>
        <text:list-item>
          <text:p text:style-name="P22">Necesitamos crear un programa para almacenar las notas de 4 alumnos (llamados “Alumno 1”, “Alumno 2”, etc.) y 5 asignaturas. El usuario introducirá las notas por teclado y luego el programa mostrará la nota mínima, máxima y media de cada alumno.</text:p>
        </text:list-item>
        <text:list-item>
          <text:p text:style-name="P22">Necesitamos crear un programa para registrar sueldos de hombres y mujeres de una empresa y detectar si existe brecha salarial entre ambos. El programa pedirá por teclado la información de N personas distintas (valor también introducido por teclado). Para cada persona, pedirá su género (0 para varón y 1 para mujer) y su sueldo. Esta información debe guardarse en una única matriz. Luego se mostrará por pantalla el sueldo medio de cada género.</text:p>
        </text:list-item>
      </text:list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Licencia</text:p>
      <text:p text:style-name="P8"/>
      <text:p text:style-name="P15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draw:frame draw:style-name="fr2" draw:name="Imagen1" text:anchor-type="paragraph" svg:x="0.741cm" svg:y="0cm" svg:width="2cm" svg:height="0.7cm" draw:z-index="3"><draw:image xlink:href="Pictures/1000000000000076000000292ACBDB4C24C8DCD5.png" xlink:type="simple" xlink:show="embed" xlink:actuate="onLoad" loext:mime-type="image/png"/></draw:frame><draw:frame draw:style-name="fr2" draw:name="Imagen2" text:anchor-type="paragraph" svg:x="0.741cm" svg:y="0cm" svg:width="2cm" svg:height="0.7cm" draw:z-index="4"><draw:image xlink:href="Pictures/1000000000000076000000292ACBDB4C24C8DCD5.png" xlink:type="simple" xlink:show="embed" xlink:actuate="onLoad" loext:mime-type="image/png"/></draw:frame><draw:frame draw:style-name="fr2" draw:name="Imagen3" text:anchor-type="paragraph" svg:x="0.741cm" svg:y="0cm" svg:width="2cm" svg:height="0.7cm" draw:z-index="5"><draw:image xlink:href="Pictures/1000000000000076000000292ACBDB4C24C8DCD5.png" xlink:type="simple" xlink:show="embed" xlink:actuate="onLoad" loext:mime-type="image/png"/></draw:frame><text:span text:style-name="T15">Reconocimiento – NoComercial – CompartirIgual (by-nc-sa)</text:span>: No se p<text:span text:style-name="T24">ermite un uso comercial de la obra original ni de las posibles obras derivadas, la distribución de las cuales se debe hacer con una licencia igual a la que regula la obra origina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40af91"/>
    </style:style>
    <style:style style:name="MT4" style:family="text">
      <style:text-properties fo:color="#999966" officeooo:rsid="003b2729"/>
    </style:style>
    <style:style style:name="MT5" style:family="text">
      <style:text-properties fo:text-transform="uppercase" fo:color="#999966" style:font-name="Tahoma" fo:font-size="9pt" fo:font-weight="normal" officeooo:rsid="0040af91"/>
    </style:style>
    <style:style style:name="MT6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6</text:span><text:span text:style-name="MT2">. </text:span><text:span text:style-name="MT4">arrays</text:span></text:p>
      </style:header>
      <style:footer>
        <text:p text:style-name="Footer"><text:span text:style-name="MT2">C</text:span><text:span text:style-name="MT3">F</text:span><text:span text:style-name="MT2">GS. Desarrollo de </text:span>Aplicaciones<text:span text:style-name="MT2"> WEB<text:tab/><text:tab/></text:span><text:span text:style-name="MT5">6</text:span><text:span text:style-name="MT2">.</text:span><text:span text:style-name="MT2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58:50.938915837</meta:creation-date>
    <meta:editing-duration>PT5H27M47S</meta:editing-duration>
    <meta:editing-cycles>50</meta:editing-cycles>
    <meta:generator>LibreOffice/6.3.3.2$Linux_X86_64 LibreOffice_project/30$Build-2</meta:generator>
    <dc:title>Plantilla CEED (1)</dc:title>
    <dc:date>2019-11-25T13:09:10.647717775</dc:date>
    <meta:document-statistic meta:table-count="0" meta:image-count="5" meta:object-count="0" meta:page-count="2" meta:paragraph-count="22" meta:word-count="307" meta:character-count="1876" meta:non-whitespace-character-count="1585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